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in" fo:margin-right="0in" fo:text-indent="0in" style:auto-text-indent="false" style:writing-mode="lr-tb"/>
    </style:style>
    <style:style style:name="P2" style:family="paragraph" style:parent-style-name="Preformatted_20_Text">
      <style:paragraph-properties style:writing-mode="lr-tb"/>
    </style:style>
    <style:style style:name="P3" style:family="paragraph" style:parent-style-name="Preformatted_20_Text">
      <style:paragraph-properties fo:margin-top="0in" fo:margin-bottom="0.1965in" style:contextual-spacing="false" style:writing-mode="lr-tb"/>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1"/>
    <style:style style:name="P24" style:family="paragraph" style:parent-style-name="Text_20_body" style:list-style-name="L11">
      <style:paragraph-properties fo:margin-top="0in" fo:margin-bottom="0in" style:contextual-spacing="false"/>
    </style:style>
    <style:style style:name="P25" style:family="paragraph" style:parent-style-name="Text_20_body" style:list-style-name="L12"/>
    <style:style style:name="P26" style:family="paragraph" style:parent-style-name="Text_20_body" style:list-style-name="L12">
      <style:paragraph-properties fo:margin-top="0in" fo:margin-bottom="0in" style:contextual-spacing="false"/>
    </style:style>
    <style:style style:name="P27" style:family="paragraph" style:parent-style-name="Text_20_body" style:list-style-name="L13"/>
    <style:style style:name="P28" style:family="paragraph" style:parent-style-name="Text_20_body" style:list-style-name="L13">
      <style:paragraph-properties fo:margin-top="0in" fo:margin-bottom="0in" style:contextual-spacing="false"/>
    </style:style>
    <style:style style:name="P29" style:family="paragraph" style:parent-style-name="Text_20_body" style:list-style-name="L14"/>
    <style:style style:name="P30" style:family="paragraph" style:parent-style-name="Text_20_body" style:list-style-name="L14">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et’s review the directory structure you've been building and analyze what we’ve completed so far. Based on this, we can decide what to focus on next to move the project forward logically.</text:p>
      <text:h text:style-name="Heading_20_3" text:outline-level="3">Current Directory Structure:</text:h>
      <text:p text:style-name="Preformatted_20_Text">plaintext</text:p>
      <text:p text:style-name="Preformatted_20_Text">Copy code</text:p>
      <text:p text:style-name="P1"><text:span text:style-name="Source_20_Text">mev_bot/</text:span></text:p>
      <text:p text:style-name="P2"><text:span text:style-name="Source_20_Text">├── src/</text:span></text:p>
      <text:p text:style-name="P2"><text:span text:style-name="Source_20_Text">│ <text:s text:c="2"/>├── main.rs <text:s text:c="15"/># The main entry point for the bot</text:span></text:p>
      <text:p text:style-name="P2"><text:span text:style-name="Source_20_Text">│ <text:s text:c="2"/>├── flashloan.rs <text:s text:c="11"/># Flash loan logic</text:span></text:p>
      <text:p text:style-name="P2"><text:span text:style-name="Source_20_Text">│ <text:s text:c="2"/>├── arbitrage.rs <text:s text:c="11"/># Arbitrage module</text:span></text:p>
      <text:p text:style-name="P2"><text:span text:style-name="Source_20_Text">│ <text:s text:c="2"/>├── front_running.rs <text:s text:c="7"/># Front-running module</text:span></text:p>
      <text:p text:style-name="P2"><text:span text:style-name="Source_20_Text">│ <text:s text:c="2"/>├── sandwich.rs <text:s text:c="12"/># Sandwich attack module</text:span></text:p>
      <text:p text:style-name="P2"><text:span text:style-name="Source_20_Text">│ <text:s text:c="2"/>├── hft.rs <text:s text:c="17"/># High-frequency trading module</text:span></text:p>
      <text:p text:style-name="P2"><text:span text:style-name="Source_20_Text">│ <text:s text:c="2"/>├── liquidation.rs <text:s text:c="9"/># Liquidation module</text:span></text:p>
      <text:p text:style-name="P2"><text:span text:style-name="Source_20_Text">│ <text:s text:c="2"/>├── monitoring.rs <text:s text:c="10"/># Event monitoring, alerts, and performance tracking</text:span></text:p>
      <text:p text:style-name="P2"><text:span text:style-name="Source_20_Text">│ <text:s text:c="2"/>├── dashboard.rs <text:s text:c="11"/># Dashboard API for monitoring and controlling the bot</text:span></text:p>
      <text:p text:style-name="P3"><text:span text:style-name="Source_20_Text">├── Cargo.toml <text:s text:c="17"/># Rust project configuration</text:span></text:p>
      <text:h text:style-name="Heading_20_3" text:outline-level="3">Modules We Have Already Completed:</text:h>
      <text:list text:style-name="L1">
        <text:list-item>
          <text:p text:style-name="P5"><text:span text:style-name="Strong_20_Emphasis">Flash Loan Logic (</text:span><text:span text:style-name="Strong_20_Emphasis"><text:span text:style-name="Source_20_Text">flashloan.rs</text:span></text:span><text:span text:style-name="Strong_20_Emphasis">)</text:span>: Logic for borrowing and repaying flash loans.</text:p>
        </text:list-item>
        <text:list-item>
          <text:p text:style-name="P5"><text:span text:style-name="Strong_20_Emphasis">Arbitrage Module (</text:span><text:span text:style-name="Strong_20_Emphasis"><text:span text:style-name="Source_20_Text">arbitrage.rs</text:span></text:span><text:span text:style-name="Strong_20_Emphasis">)</text:span>: Scans multiple DEXs for arbitrage opportunities.</text:p>
        </text:list-item>
        <text:list-item>
          <text:p text:style-name="P5"><text:span text:style-name="Strong_20_Emphasis">Front-Running Module (</text:span><text:span text:style-name="Strong_20_Emphasis"><text:span text:style-name="Source_20_Text">front_running.rs</text:span></text:span><text:span text:style-name="Strong_20_Emphasis">)</text:span>: Executes front-running strategies.</text:p>
        </text:list-item>
        <text:list-item>
          <text:p text:style-name="P5"><text:span text:style-name="Strong_20_Emphasis">Sandwich Attack Module (</text:span><text:span text:style-name="Strong_20_Emphasis"><text:span text:style-name="Source_20_Text">sandwich.rs</text:span></text:span><text:span text:style-name="Strong_20_Emphasis">)</text:span>: Executes sandwich trades.</text:p>
        </text:list-item>
        <text:list-item>
          <text:p text:style-name="P5"><text:span text:style-name="Strong_20_Emphasis">HFT Module (</text:span><text:span text:style-name="Strong_20_Emphasis"><text:span text:style-name="Source_20_Text">hft.rs</text:span></text:span><text:span text:style-name="Strong_20_Emphasis">)</text:span>: Executes high-frequency trading strategies.</text:p>
        </text:list-item>
        <text:list-item>
          <text:p text:style-name="P5"><text:span text:style-name="Strong_20_Emphasis">Liquidation Module (</text:span><text:span text:style-name="Strong_20_Emphasis"><text:span text:style-name="Source_20_Text">liquidation.rs</text:span></text:span><text:span text:style-name="Strong_20_Emphasis">)</text:span>: Monitors and liquidates under-collateralized positions.</text:p>
        </text:list-item>
        <text:list-item>
          <text:p text:style-name="P5"><text:span text:style-name="Strong_20_Emphasis">Monitoring (</text:span><text:span text:style-name="Strong_20_Emphasis"><text:span text:style-name="Source_20_Text">monitoring.rs</text:span></text:span><text:span text:style-name="Strong_20_Emphasis">)</text:span>: Tracks key events, performance metrics, and sends notifications.</text:p>
        </text:list-item>
        <text:list-item>
          <text:p text:style-name="P4"><text:span text:style-name="Strong_20_Emphasis">Dashboard (</text:span><text:span text:style-name="Strong_20_Emphasis"><text:span text:style-name="Source_20_Text">dashboard.rs</text:span></text:span><text:span text:style-name="Strong_20_Emphasis">)</text:span>: API to display performance and control the bot.</text:p>
        </text:list-item>
      </text:list>
      <text:h text:style-name="Heading_20_3" text:outline-level="3">Possible Next Steps:</text:h>
      <text:list text:style-name="L2">
        <text:list-item>
          <text:p text:style-name="P6"><text:span text:style-name="Strong_20_Emphasis">Refinement of the Main Logic (</text:span><text:span text:style-name="Strong_20_Emphasis"><text:span text:style-name="Source_20_Text">main.rs</text:span></text:span><text:span text:style-name="Strong_20_Emphasis">)</text:span>:</text:p>
          <text:list>
            <text:list-item>
              <text:p text:style-name="P7">Integrate all the modules (arbitrage, front-running, HFT, etc.) into the <text:span text:style-name="Source_20_Text">main.rs</text:span> logic.</text:p>
            </text:list-item>
            <text:list-item>
              <text:p text:style-name="P7">Ensure smooth coordination between modules to maximize profitability.</text:p>
            </text:list-item>
            <text:list-item>
              <text:p text:style-name="P7">Add the logic to start and stop the bot from a central location.</text:p>
            </text:list-item>
          </text:list>
        </text:list-item>
        <text:list-item>
          <text:p text:style-name="P6"><text:span text:style-name="Strong_20_Emphasis">Testing and Debugging</text:span>:</text:p>
          <text:list>
            <text:list-item>
              <text:p text:style-name="P7">Start testing each module individually to ensure everything works as expected.</text:p>
            </text:list-item>
            <text:list-item>
              <text:p text:style-name="P7">Perform end-to-end tests where the bot executes trades, logs events, and reports metrics to the dashboard.</text:p>
            </text:list-item>
          </text:list>
        </text:list-item>
        <text:list-item>
          <text:p text:style-name="P6"><text:span text:style-name="Strong_20_Emphasis">Advanced Optimizations</text:span>:</text:p>
          <text:list>
            <text:list-item>
              <text:p text:style-name="P7"><text:soft-page-break/>We can revisit each module (flash loans, arbitrage, etc.) and apply any additional fine-tuning for speed and efficiency.</text:p>
            </text:list-item>
            <text:list-item>
              <text:p text:style-name="P7">Implement more complex strategies like multi-leg arbitrage, predictive analytics for front-running, or batch transactions.</text:p>
            </text:list-item>
          </text:list>
        </text:list-item>
        <text:list-item>
          <text:p text:style-name="P6"><text:span text:style-name="Strong_20_Emphasis">Security and Code Review</text:span>:</text:p>
          <text:list>
            <text:list-item>
              <text:p text:style-name="P7">Conduct a thorough audit of the codebase to ensure there are no security vulnerabilities, especially since the bot handles flash loans and potentially large sums of capital.</text:p>
            </text:list-item>
            <text:list-item>
              <text:p text:style-name="P6">Check for any optimization opportunities related to gas fees, and transaction efficiency.</text:p>
            </text:list-item>
          </text:list>
        </text:list-item>
      </text:list>
      <text:h text:style-name="Heading_20_3" text:outline-level="3">Logical Next Steps:</text:h>
      <text:list text:style-name="L3">
        <text:list-item>
          <text:p text:style-name="P8"><text:span text:style-name="Strong_20_Emphasis">Main Logic Integration</text:span>: It makes the most sense to focus on <text:span text:style-name="Source_20_Text">main.rs</text:span> to integrate and coordinate all modules. This will bring everything together into a unified bot that can handle flash loans, arbitrage, front-running, HFT, and more in a dynamic way.</text:p>
        </text:list-item>
      </text:list>
      <text:p text:style-name="Text_20_body">Would you like to proceed with <text:span text:style-name="Strong_20_Emphasis">integrating all modules into </text:span><text:span text:style-name="Strong_20_Emphasis"><text:span text:style-name="Source_20_Text">main.rs</text:span></text:span>, or would you prefer to focus on testing or another area next? Let me know!</text:p>
      <text:p text:style-name="Standard"/>
      <text:p text:style-name="Standard"/>
      <text:p text:style-name="Standard"/>
      <text:p text:style-name="Text_20_body">Before proceeding with testing and deployment, here are a few optimizations and integrations I suggest to enhance the overall efficiency and reliability of your system:</text:p>
      <text:h text:style-name="Heading_20_3" text:outline-level="3">1. <text:span text:style-name="Strong_20_Emphasis">Error Handling and Logging Enhancements</text:span></text:h>
      <text:list text:style-name="L4">
        <text:list-item>
          <text:p text:style-name="P10"><text:span text:style-name="Strong_20_Emphasis">Back-End Route Error Handling</text:span>: Ensure that the API routes (<text:span text:style-name="Source_20_Text">arbitrage.js</text:span>, <text:span text:style-name="Source_20_Text">flashloan.js</text:span>, etc.) have robust error handling and return meaningful messages to the front-end in case of failures (e.g., deployment failure, incorrect configuration, missing contract dependencies).</text:p>
        </text:list-item>
        <text:list-item>
          <text:p text:style-name="P10"><text:span text:style-name="Strong_20_Emphasis">Deployment Script Error Logging</text:span>: The deployment scripts could log more details about potential failures, especially during contract compilation, deployment, and ABI updates.</text:p>
        </text:list-item>
        <text:list-item>
          <text:p text:style-name="P9"><text:span text:style-name="Strong_20_Emphasis">Log Output to File</text:span>: You could log critical operations and errors to a file on the server to track what happens during contract deployment or execution, which can be valuable during debugging and live deployments.</text:p>
        </text:list-item>
      </text:list>
      <text:h text:style-name="Heading_20_3" text:outline-level="3"><text:soft-page-break/>2. <text:span text:style-name="Strong_20_Emphasis">Improved Configuration Management</text:span></text:h>
      <text:list text:style-name="L5">
        <text:list-item>
          <text:p text:style-name="P12"><text:span text:style-name="Strong_20_Emphasis">Centralized Global Config</text:span>: While each module has its own config file (e.g., <text:span text:style-name="Source_20_Text">arbitrage_config.json</text:span>, <text:span text:style-name="Source_20_Text">flashloan_config.json</text:span>), consider having a global configuration (<text:span text:style-name="Source_20_Text">global_config.json</text:span>) that holds common settings such as network, Infura ID, and wallet addresses. This will allow for easier management of shared settings.</text:p>
        </text:list-item>
        <text:list-item>
          <text:p text:style-name="P11"><text:span text:style-name="Strong_20_Emphasis">Environment Variable Defaults</text:span>: Provide default values for key environment variables (e.g., Infura project ID, Ethereum network) in the <text:span text:style-name="Source_20_Text">.env</text:span> file, so the bot can still run in a development or testing environment without these being explicitly set every time.</text:p>
        </text:list-item>
      </text:list>
      <text:h text:style-name="Heading_20_3" text:outline-level="3">3. <text:span text:style-name="Strong_20_Emphasis">Deployment Efficiency</text:span></text:h>
      <text:list text:style-name="L6">
        <text:list-item>
          <text:p text:style-name="P14"><text:span text:style-name="Strong_20_Emphasis">Batch Deployment with Logging</text:span>: If you're deploying multiple contracts (e.g., via <text:span text:style-name="Source_20_Text">deploy_contracts.sh</text:span>), you can implement better logging for each step of the deployment and ensure that it continues even if a contract fails to deploy. This could be done by logging each contract deployment's success or failure to a file and returning to the front-end upon completion.</text:p>
        </text:list-item>
        <text:list-item>
          <text:p text:style-name="P13"><text:span text:style-name="Strong_20_Emphasis">Parallel Deployment</text:span>: Consider deploying non-dependent contracts in parallel to reduce the time it takes for all contracts to be deployed (you can use background jobs in the shell script to do this). For example, arbitrage, flashloan, and HFT contracts could be deployed simultaneously.</text:p>
        </text:list-item>
      </text:list>
      <text:h text:style-name="Heading_20_3" text:outline-level="3">4. <text:span text:style-name="Strong_20_Emphasis">Modularize and Simplify Front-End Config Input</text:span></text:h>
      <text:list text:style-name="L7">
        <text:list-item>
          <text:p text:style-name="P16"><text:span text:style-name="Strong_20_Emphasis">Dynamic Config Input Validation</text:span>: Add validation on the front-end (dashboard) to ensure that all required inputs are provided before triggering a deployment. This could prevent triggering deployments with incomplete configurations and provide users with instant feedback.</text:p>
        </text:list-item>
        <text:list-item>
          <text:p text:style-name="P15"><text:span text:style-name="Strong_20_Emphasis">Predefined Configurations</text:span>: Allow users to load and save predefined configurations for different networks (Rinkeby, Mainnet, etc.), so they can quickly switch between them without re-entering all the data.</text:p>
        </text:list-item>
      </text:list>
      <text:h text:style-name="Heading_20_3" text:outline-level="3">5. <text:span text:style-name="Strong_20_Emphasis">Testing Automation and CI/CD Integration</text:span></text:h>
      <text:list text:style-name="L8">
        <text:list-item>
          <text:p text:style-name="P18"><text:span text:style-name="Strong_20_Emphasis">Automated Deployment Testing</text:span>: Set up automated tests to simulate deployment of contracts in a staging environment (like a local Ethereum node or testnet) to ensure that deployments are smooth. Tools like <text:span text:style-name="Strong_20_Emphasis">Hardhat</text:span> or <text:span text:style-name="Strong_20_Emphasis">Truffle</text:span> have built-in testing features that you could leverage.</text:p>
        </text:list-item>
        <text:list-item>
          <text:p text:style-name="P17"><text:span text:style-name="Strong_20_Emphasis">Continuous Integration (CI)</text:span>: Integrate with a CI/CD tool (e.g., <text:span text:style-name="Strong_20_Emphasis">GitHub Actions</text:span>, <text:span text:style-name="Strong_20_Emphasis">Jenkins</text:span>, or <text:span text:style-name="Strong_20_Emphasis">CircleCI</text:span>) to automatically run tests, check for contract compilation issues, and deploy contracts to a test network. This will ensure that every change to the codebase is tested before being deployed live.</text:p>
        </text:list-item>
      </text:list>
      <text:h text:style-name="Heading_20_3" text:outline-level="3">6. <text:span text:style-name="Strong_20_Emphasis">Gas Optimization</text:span></text:h>
      <text:list text:style-name="L9">
        <text:list-item>
          <text:p text:style-name="P20"><text:span text:style-name="Strong_20_Emphasis">Optimize Gas Usage in Smart Contracts</text:span>: Review the smart contracts to ensure they are optimized for gas efficiency, especially if deploying on the Ethereum mainnet. Small <text:soft-page-break/>optimizations in Solidity code, such as reducing storage reads/writes, minimizing loops, and reusing variables, can significantly reduce gas costs.</text:p>
        </text:list-item>
        <text:list-item>
          <text:p text:style-name="P19"><text:span text:style-name="Strong_20_Emphasis">Gas Price Management</text:span>: Consider integrating gas price estimation APIs (like <text:span text:style-name="Strong_20_Emphasis">EthGasStation</text:span> or <text:span text:style-name="Strong_20_Emphasis">Gas Now</text:span>) into your deployment process to dynamically adjust gas prices based on network conditions. This can prevent transactions from getting stuck or paying unnecessarily high fees.</text:p>
        </text:list-item>
      </text:list>
      <text:h text:style-name="Heading_20_3" text:outline-level="3">7. <text:span text:style-name="Strong_20_Emphasis">Testing the Flashloan and Liquidation Logic</text:span></text:h>
      <text:list text:style-name="L10">
        <text:list-item>
          <text:p text:style-name="P22"><text:span text:style-name="Strong_20_Emphasis">Test Flashloan Execution</text:span>: Flashloans are highly sensitive to timing and network conditions. Make sure you test flashloan execution on multiple test networks (like Rinkeby or Kovan) to ensure they function as expected. Additionally, simulate different scenarios such as success and failure cases (e.g., no arbitrage opportunities).</text:p>
        </text:list-item>
        <text:list-item>
          <text:p text:style-name="P21"><text:span text:style-name="Strong_20_Emphasis">Mock Liquidation Markets</text:span>: For liquidation testing, set up a mock or test environment that simulates under-collateralized positions to ensure that the liquidation logic triggers at the right time and works correctly with the lending protocols.</text:p>
        </text:list-item>
      </text:list>
      <text:h text:style-name="Heading_20_3" text:outline-level="3">8. <text:span text:style-name="Strong_20_Emphasis">Security Audits</text:span></text:h>
      <text:list text:style-name="L11">
        <text:list-item>
          <text:p text:style-name="P24"><text:span text:style-name="Strong_20_Emphasis">Smart Contract Audit</text:span>: Before deploying any contracts on the mainnet, consider performing a thorough security audit of the contracts to identify potential vulnerabilities, such as reentrancy attacks or overflows.</text:p>
        </text:list-item>
        <text:list-item>
          <text:p text:style-name="P23"><text:span text:style-name="Strong_20_Emphasis">API Endpoint Security</text:span>: Ensure that your back-end API endpoints (e.g., <text:span text:style-name="Source_20_Text">/run-arbitrage</text:span>, <text:span text:style-name="Source_20_Text">/run-flashloan</text:span>) are protected and secure from unauthorized access, especially if they are exposed on a live server. Consider using authentication (e.g., API keys or OAuth) and HTTPS encryption.</text:p>
        </text:list-item>
      </text:list>
      <text:h text:style-name="Heading_20_3" text:outline-level="3">9. <text:span text:style-name="Strong_20_Emphasis">Monitoring and Alerts</text:span></text:h>
      <text:list text:style-name="L12">
        <text:list-item>
          <text:p text:style-name="P26"><text:span text:style-name="Strong_20_Emphasis">Bot Monitoring</text:span>: Integrate monitoring features that track the performance of your bot in real-time, including transaction success rates, execution times, and profit margins. Use tools like <text:span text:style-name="Strong_20_Emphasis">Grafana</text:span> or custom dashboards to visualize this data.</text:p>
        </text:list-item>
        <text:list-item>
          <text:p text:style-name="P25"><text:span text:style-name="Strong_20_Emphasis">Alert System</text:span>: Set up alerts (via SMS, email, or Slack) to notify you in case of critical events, such as failed transactions, bot downtime, or arbitrage opportunities.</text:p>
        </text:list-item>
      </text:list>
      <text:h text:style-name="Heading_20_3" text:outline-level="3">10. <text:span text:style-name="Strong_20_Emphasis">Optimize </text:span><text:span text:style-name="Strong_20_Emphasis"><text:span text:style-name="Source_20_Text">setup_bot.sh</text:span></text:span><text:span text:style-name="Strong_20_Emphasis"> for Flexibility</text:span></text:h>
      <text:list text:style-name="L13">
        <text:list-item>
          <text:p text:style-name="P28"><text:span text:style-name="Strong_20_Emphasis">Add Interactive Prompts</text:span>: For a smoother setup experience, modify <text:span text:style-name="Source_20_Text">setup_bot.sh</text:span> to prompt users for network, Infura project ID, and other necessary inputs if they are not provided in the <text:span text:style-name="Source_20_Text">.env</text:span> file.</text:p>
        </text:list-item>
        <text:list-item>
          <text:p text:style-name="P27"><text:span text:style-name="Strong_20_Emphasis">Multi-Network Support</text:span>: Allow the bot to switch between different Ethereum networks (testnet and mainnet) based on the environment variables or user inputs during the setup phase.</text:p>
        </text:list-item>
      </text:list>
      <text:h text:style-name="Heading_20_3" text:outline-level="3">Next Steps:</text:h>
      <text:list text:style-name="L14">
        <text:list-item>
          <text:p text:style-name="P30"><text:span text:style-name="Strong_20_Emphasis">Implement and Test</text:span>: After incorporating these improvements, proceed with a thorough test phase where you verify both local (development) and network (testnet) deployments.</text:p>
        </text:list-item>
        <text:list-item>
          <text:p text:style-name="P29"><text:soft-page-break/><text:span text:style-name="Strong_20_Emphasis">Live Simulation</text:span>: Once testing is successful, simulate live trading strategies with small amounts of funds on a testnet to ensure that the logic works in a real-world scenario.</text:p>
        </text:list-item>
      </text:list>
      <text:p text:style-name="Text_20_body">Let me know if you'd like assistance with any of these suggestions or if you want to focus on testing and deployment nex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4T10:55:43.012068697</meta:creation-date>
    <meta:editing-duration>PT2M39S</meta:editing-duration>
    <meta:editing-cycles>2</meta:editing-cycles>
    <meta:generator>LibreOffice/24.2.6.2$Linux_X86_64 LibreOffice_project/420$Build-2</meta:generator>
    <dc:date>2024-10-24T10:55:46.481634846</dc:date>
    <meta:document-statistic meta:table-count="0" meta:image-count="0" meta:object-count="0" meta:page-count="5" meta:paragraph-count="78" meta:word-count="1379" meta:character-count="9381" meta:non-whitespace-character-count="7987"/>
  </office:meta>
</office:document-meta>
</file>